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b6cc"/>
    </style:style>
    <style:style style:name="P2" style:family="paragraph" style:parent-style-name="Standard">
      <style:text-properties fo:background-color="#fff200"/>
    </style:style>
    <style:style style:name="P3" style:family="paragraph" style:parent-style-name="Standard">
      <style:text-properties officeooo:rsid="0013bd78" officeooo:paragraph-rsid="0013bd78" fo:background-color="#fff200"/>
    </style:style>
    <style:style style:name="P4" style:family="paragraph" style:parent-style-name="Standard">
      <style:text-properties officeooo:rsid="0015884f" officeooo:paragraph-rsid="0015884f" fo:background-color="#fff200"/>
    </style:style>
    <style:style style:name="P5" style:family="paragraph" style:parent-style-name="Standard">
      <style:text-properties officeooo:rsid="001142de" officeooo:paragraph-rsid="001142de"/>
    </style:style>
    <style:style style:name="T1" style:family="text">
      <style:text-properties officeooo:rsid="001142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VIDIA GeForce RTX 3070 Ti, pci bus id: 0000:01:00.0, compute capability: 8.6</text:p>
      <text:p text:style-name="Standard"/>
      <text:p text:style-name="P3">5Epochs*************************************************************************</text:p>
      <text:p text:style-name="Standard"/>
      <text:p text:style-name="Standard">Training this model now: <text:s/>mobilenet_v2</text:p>
      <text:p text:style-name="Standard">Model: "sequential"</text:p>
      <text:p text:style-name="Standard">_________________________________________________________________</text:p>
      <text:p text:style-name="Standard"><text:s/>Layer (type) <text:s text:c="15"/>Output Shape <text:s text:c="13"/>Param # <text:s text:c="2"/></text:p>
      <text:p text:style-name="Standard">=================================================================</text:p>
      <text:p text:style-name="Standard"><text:s/>hub_keras_layer_v1v2 (HubKe <text:s/>(None, 1280) <text:s text:c="12"/>2257984 <text:s text:c="2"/></text:p>
      <text:p text:style-name="Standard"><text:s/>rasLayerV1V2) <text:s text:c="50"/></text:p>
      <text:p text:style-name="Standard"><text:s text:c="65"/></text:p>
      <text:p text:style-name="Standard"><text:s/>dropout (Dropout) <text:s text:c="10"/>(None, 1280) <text:s text:c="13"/>0 <text:s text:c="8"/></text:p>
      <text:p text:style-name="Standard"><text:s text:c="65"/></text:p>
      <text:p text:style-name="Standard"><text:s/>dense (Dense) <text:s text:c="14"/>(None, 3) <text:s text:c="16"/>3843 <text:s text:c="5"/></text:p>
      <text:p text:style-name="Standard"><text:s text:c="65"/></text:p>
      <text:p text:style-name="Standard">=================================================================</text:p>
      <text:p text:style-name="Standard">Total params: 2,261,827</text:p>
      <text:p text:style-name="Standard">Trainable params: 2,227,715</text:p>
      <text:p text:style-name="Standard">Non-trainable params: 34,112</text:p>
      <text:p text:style-name="Standard">_________________________________________________________________</text:p>
      <text:p text:style-name="Standard">None</text:p>
      <text:p text:style-name="Standard">/usr/local/lib/python3.8/dist-packages/keras/optimizer_v2/gradient_descent.py:102: UserWarning: The `lr` argument is deprecated, use `learning_rate` instead.</text:p>
      <text:p text:style-name="Standard"><text:s text:c="2"/>super(SGD, self).__init__(name, **kwargs)</text:p>
      <text:p text:style-name="Standard">Epoch 1/5</text:p>
      <text:p text:style-name="Standard"/>
      <text:p text:style-name="Standard">Training this model now: <text:s/>mobilenet_v2</text:p>
      <text:p text:style-name="Standard">Model: "sequential"</text:p>
      <text:p text:style-name="Standard">_________________________________________________________________</text:p>
      <text:p text:style-name="Standard"><text:s/>Layer (type) <text:s text:c="15"/>Output Shape <text:s text:c="13"/>Param # <text:s text:c="2"/></text:p>
      <text:p text:style-name="Standard">=================================================================</text:p>
      <text:p text:style-name="Standard"><text:s/>hub_keras_layer_v1v2 (HubKe <text:s/>(None, 1280) <text:s text:c="12"/>2257984 <text:s text:c="2"/></text:p>
      <text:p text:style-name="Standard"><text:s/>rasLayerV1V2) <text:s text:c="50"/></text:p>
      <text:p text:style-name="Standard"><text:s text:c="65"/></text:p>
      <text:p text:style-name="Standard"><text:s/>dropout (Dropout) <text:s text:c="10"/>(None, 1280) <text:s text:c="13"/>0 <text:s text:c="8"/></text:p>
      <text:p text:style-name="Standard"><text:s text:c="65"/></text:p>
      <text:p text:style-name="Standard"><text:s/>dense (Dense) <text:s text:c="14"/>(None, 3) <text:s text:c="16"/>3843 <text:s text:c="5"/></text:p>
      <text:p text:style-name="Standard"><text:s text:c="65"/></text:p>
      <text:p text:style-name="Standard">=================================================================</text:p>
      <text:p text:style-name="Standard">Total params: 2,261,827</text:p>
      <text:p text:style-name="Standard">Trainable params: 2,227,715</text:p>
      <text:p text:style-name="Standard">Non-trainable params: 34,112</text:p>
      <text:p text:style-name="Standard">_________________________________________________________________</text:p>
      <text:p text:style-name="Standard">None</text:p>
      <text:p text:style-name="Standard">/usr/local/lib/python3.8/dist-packages/keras/optimizer_v2/gradient_descent.py:102: UserWarning: The `lr` argument is deprecated, use `learning_rate` instead.</text:p>
      <text:p text:style-name="Standard"><text:s text:c="2"/>super(SGD, self).__init__(name, **kwargs)</text:p>
      <text:p text:style-name="Standard">Epoch 1/5</text:p>
      <text:p text:style-name="Standard">2022-04-17 20:07:31.618587: I tensorflow/stream_executor/cuda/cuda_dnn.cc:366] Loaded cuDNN version 8100</text:p>
      <text:p text:style-name="Standard"><text:soft-page-break/>2022-04-17 20:07:32.658402: I tensorflow/stream_executor/cuda/cuda_blas.cc:1774] TensorFloat-32 will be used for the matrix multiplication. This will only be logged once.</text:p>
      <text:p text:style-name="Standard">325/325 [==============================] - 27s 67ms/step - loss: 0.5322 - accuracy: 0.9375 - val_loss: 0.4172 - val_accuracy: 0.9993</text:p>
      <text:p text:style-name="Standard">Epoch 2/5</text:p>
      <text:p text:style-name="Standard">325/325 [==============================] - 21s 65ms/step - loss: 0.4449 - accuracy: 0.9844 - val_loss: 0.4073 - val_accuracy: 1.0000</text:p>
      <text:p text:style-name="Standard">Epoch 3/5</text:p>
      <text:p text:style-name="Standard">325/325 [==============================] - 21s 65ms/step - loss: 0.4312 - accuracy: 0.9917 - val_loss: 0.3980 - val_accuracy: 1.0000</text:p>
      <text:p text:style-name="Standard">Epoch 4/5</text:p>
      <text:p text:style-name="Standard">325/325 [==============================] - 21s 65ms/step - loss: 0.4283 - accuracy: 0.9894 - val_loss: 0.3987 - val_accuracy: 1.0000</text:p>
      <text:p text:style-name="Standard">Epoch 5/5</text:p>
      <text:p text:style-name="Standard">325/325 [==============================] - 21s 64ms/step - loss: 0.4187 - accuracy: 0.9938 - val_loss: 0.3902 - val_accuracy: 1.0000</text:p>
      <text:p text:style-name="Standard">28/28 [==============================] - 1s 22ms/step - loss: 0.3892 - accuracy: 1.0000</text:p>
      <text:p text:style-name="Standard"/>
      <text:p text:style-name="Standard">\Completed Training in: (153.609s).</text:p>
      <text:p text:style-name="Standard"/>
      <text:p text:style-name="P1">*******************************************************************************</text:p>
      <text:p text:style-name="Standard"/>
      <text:p text:style-name="Standard">Training this model now: <text:s/>resnet_50</text:p>
      <text:p text:style-name="Standard">Model: "sequential_1"</text:p>
      <text:p text:style-name="Standard">_________________________________________________________________</text:p>
      <text:p text:style-name="Standard"><text:s/>Layer (type) <text:s text:c="15"/>Output Shape <text:s text:c="13"/>Param # <text:s text:c="2"/></text:p>
      <text:p text:style-name="Standard">=================================================================</text:p>
      <text:p text:style-name="Standard"><text:s/>hub_keras_layer_v1v2_1 (Hub <text:s/>(None, 2048) <text:s text:c="12"/>23564800 <text:s/></text:p>
      <text:p text:style-name="Standard"><text:s/>KerasLayerV1V2) <text:s text:c="48"/></text:p>
      <text:p text:style-name="Standard"><text:s text:c="65"/></text:p>
      <text:p text:style-name="Standard"><text:s/>dropout_1 (Dropout) <text:s text:c="8"/>(None, 2048) <text:s text:c="13"/>0 <text:s text:c="8"/></text:p>
      <text:p text:style-name="Standard"><text:s text:c="65"/></text:p>
      <text:p text:style-name="Standard"><text:s/>dense_1 (Dense) <text:s text:c="12"/>(None, 3) <text:s text:c="16"/>6147 <text:s text:c="5"/></text:p>
      <text:p text:style-name="Standard"><text:s text:c="65"/></text:p>
      <text:p text:style-name="Standard">=================================================================</text:p>
      <text:p text:style-name="Standard">Total params: 23,570,947</text:p>
      <text:p text:style-name="Standard">Trainable params: 23,525,507</text:p>
      <text:p text:style-name="Standard">Non-trainable params: 45,440</text:p>
      <text:p text:style-name="Standard">_________________________________________________________________</text:p>
      <text:p text:style-name="Standard">None</text:p>
      <text:p text:style-name="Standard">/usr/local/lib/python3.8/dist-packages/keras/optimizer_v2/gradient_descent.py:102: UserWarning: The `lr` argument is deprecated, use `learning_rate` instead.</text:p>
      <text:p text:style-name="Standard"><text:s text:c="2"/>super(SGD, self).__init__(name, **kwargs)</text:p>
      <text:p text:style-name="Standard">Epoch 1/5</text:p>
      <text:p text:style-name="Standard">325/325 [==============================] - 29s 77ms/step - loss: 0.6726 - accuracy: 0.9506 - val_loss: 0.5673 - val_accuracy: 1.0000</text:p>
      <text:p text:style-name="Standard">Epoch 2/5</text:p>
      <text:p text:style-name="Standard">325/325 [==============================] - 24s 75ms/step - loss: 0.5948 - accuracy: 0.9917 - val_loss: 0.5642 - val_accuracy: 1.0000</text:p>
      <text:p text:style-name="Standard">Epoch 3/5</text:p>
      <text:p text:style-name="Standard">325/325 [==============================] - 24s 75ms/step - loss: 0.5840 - accuracy: 0.9960 - val_loss: 0.5592 - val_accuracy: 1.0000</text:p>
      <text:p text:style-name="Standard"><text:soft-page-break/>Epoch 4/5</text:p>
      <text:p text:style-name="Standard">325/325 [==============================] - 24s 74ms/step - loss: 0.5775 - accuracy: 0.9977 - val_loss: 0.5567 - val_accuracy: 1.0000</text:p>
      <text:p text:style-name="Standard">Epoch 5/5</text:p>
      <text:p text:style-name="Standard">325/325 [==============================] - 24s 75ms/step - loss: 0.5733 - accuracy: 0.9977 - val_loss: 0.5556 - val_accuracy: 1.0000</text:p>
      <text:p text:style-name="Standard">28/28 [==============================] - 2s 46ms/step - loss: 0.5569 - accuracy: 1.0000</text:p>
      <text:p text:style-name="Standard"/>
      <text:p text:style-name="Standard">\Completed Training in: (246.952s).</text:p>
      <text:p text:style-name="Standard"/>
      <text:p text:style-name="Standard">*******************************************************************************</text:p>
      <text:p text:style-name="Standard"/>
      <text:p text:style-name="Standard">Training this model now: <text:s/>efficientnet_lite2</text:p>
      <text:p text:style-name="Standard">Model: "sequential_2"</text:p>
      <text:p text:style-name="Standard">_________________________________________________________________</text:p>
      <text:p text:style-name="Standard"><text:s/>Layer (type) <text:s text:c="15"/>Output Shape <text:s text:c="13"/>Param # <text:s text:c="2"/></text:p>
      <text:p text:style-name="Standard">=================================================================</text:p>
      <text:p text:style-name="Standard"><text:s/>hub_keras_layer_v1v2_2 (Hub <text:s/>(None, 1280) <text:s text:c="12"/>4869168 <text:s text:c="2"/></text:p>
      <text:p text:style-name="Standard"><text:s/>KerasLayerV1V2) <text:s text:c="48"/></text:p>
      <text:p text:style-name="Standard"><text:s text:c="65"/></text:p>
      <text:p text:style-name="Standard"><text:s/>dropout_2 (Dropout) <text:s text:c="8"/>(None, 1280) <text:s text:c="13"/>0 <text:s text:c="8"/></text:p>
      <text:p text:style-name="Standard"><text:s text:c="65"/></text:p>
      <text:p text:style-name="Standard"><text:s/>dense_2 (Dense) <text:s text:c="12"/>(None, 3) <text:s text:c="16"/>3843 <text:s text:c="5"/></text:p>
      <text:p text:style-name="Standard"><text:s text:c="65"/></text:p>
      <text:p text:style-name="Standard">=================================================================</text:p>
      <text:p text:style-name="Standard">Total params: 4,873,011</text:p>
      <text:p text:style-name="Standard">Trainable params: 4,873,011</text:p>
      <text:p text:style-name="Standard">Non-trainable params: 0</text:p>
      <text:p text:style-name="Standard">_________________________________________________________________</text:p>
      <text:p text:style-name="Standard">None</text:p>
      <text:p text:style-name="Standard"/>
      <text:p text:style-name="Standard"/>
      <text:p text:style-name="Standard"/>
      <text:p text:style-name="Standard">Epoch 1/5</text:p>
      <text:p text:style-name="Standard"/>
      <text:p text:style-name="Standard">325/325 [==============================] - 47s 134ms/step - loss: 0.3837 - accuracy: 0.9638 - val_loss: 0.3026 - val_accuracy: 0.9993</text:p>
      <text:p text:style-name="Standard">Epoch 2/5</text:p>
      <text:p text:style-name="Standard">325/325 [==============================] - 39s 121ms/step - loss: 0.3134 - accuracy: 0.9971 - val_loss: 0.2961 - val_accuracy: 1.0000</text:p>
      <text:p text:style-name="Standard">Epoch 3/5</text:p>
      <text:p text:style-name="Standard">325/325 [==============================] - 41s 124ms/step - loss: 0.3058 - accuracy: 0.9990 - val_loss: 0.2954 - val_accuracy: 1.0000</text:p>
      <text:p text:style-name="Standard">Epoch 4/5</text:p>
      <text:p text:style-name="Standard">325/325 [==============================] - 40s 124ms/step - loss: 0.3038 - accuracy: 0.9983 - val_loss: 0.2946 - val_accuracy: 1.0000</text:p>
      <text:p text:style-name="Standard">Epoch 5/5</text:p>
      <text:p text:style-name="Standard">325/325 [==============================] - 40s 124ms/step - loss: 0.3023 - accuracy: 0.9988 - val_loss: 0.2939 - val_accuracy: 1.0000</text:p>
      <text:p text:style-name="Standard">28/28 [==============================] - 2s 44ms/step - loss: 0.2940 - accuracy: 1.0000</text:p>
      <text:p text:style-name="Standard"/>
      <text:p text:style-name="Standard">\Completed Training in: (275.187s).</text:p>
      <text:p text:style-name="Standard"><text:soft-page-break/></text:p>
      <text:p text:style-name="Standard"/>
      <text:p text:style-name="Standard"/>
      <text:p text:style-name="Standard"/>
      <text:p text:style-name="Standard">Training this model now: <text:s/>mobilenet_v2</text:p>
      <text:p text:style-name="Standard">Model: "sequential"</text:p>
      <text:p text:style-name="Standard">_________________________________________________________________</text:p>
      <text:p text:style-name="Standard"><text:s/>Layer (type) <text:s text:c="15"/>Output Shape <text:s text:c="13"/>Param # <text:s text:c="2"/></text:p>
      <text:p text:style-name="Standard">=================================================================</text:p>
      <text:p text:style-name="Standard"><text:s/>hub_keras_layer_v1v2 (HubKe <text:s/>(None, 1280) <text:s text:c="12"/>2257984 <text:s text:c="2"/></text:p>
      <text:p text:style-name="Standard"><text:s/>rasLayerV1V2) <text:s text:c="50"/></text:p>
      <text:p text:style-name="Standard"><text:s text:c="65"/></text:p>
      <text:p text:style-name="Standard"><text:s/>dropout (Dropout) <text:s text:c="10"/>(None, 1280) <text:s text:c="13"/>0 <text:s text:c="8"/></text:p>
      <text:p text:style-name="Standard"><text:s text:c="65"/></text:p>
      <text:p text:style-name="Standard"><text:s/>dense (Dense) <text:s text:c="14"/>(None, 3) <text:s text:c="16"/>3843 <text:s text:c="5"/></text:p>
      <text:p text:style-name="Standard"><text:s text:c="65"/></text:p>
      <text:p text:style-name="Standard">=================================================================</text:p>
      <text:p text:style-name="Standard">Total params: 2,261,827</text:p>
      <text:p text:style-name="Standard">Trainable params: 2,227,715</text:p>
      <text:p text:style-name="Standard">Non-trainable params: 34,112</text:p>
      <text:p text:style-name="Standard">_________________________________________________________________</text:p>
      <text:p text:style-name="Standard">None</text:p>
      <text:p text:style-name="Standard"><text:s text:c="2"/>super(SGD, self).__init__(name, **kwargs)</text:p>
      <text:p text:style-name="Standard">Epoch 1/10</text:p>
      <text:p text:style-name="Standard">2022-04-17 20:31:15.101622: I tensorflow/stream_executor/cuda/cuda_dnn.cc:366] Loaded cuDNN version 8100</text:p>
      <text:p text:style-name="Standard">2022-04-17 20:31:16.127078: I tensorflow/stream_executor/cuda/cuda_blas.cc:1774] TensorFloat-32 will be used for the matrix multiplication. This will only be logged once.</text:p>
      <text:p text:style-name="Standard">325/325 [==============================] - 27s 68ms/step - loss: 0.5180 - accuracy: 0.9417 - val_loss: 0.4305 - val_accuracy: 0.9940</text:p>
      <text:p text:style-name="Standard">Epoch 2/10</text:p>
      <text:p text:style-name="Standard">325/325 [==============================] - 21s 65ms/step - loss: 0.4449 - accuracy: 0.9846 - val_loss: 0.4002 - val_accuracy: 1.0000</text:p>
      <text:p text:style-name="Standard">Epoch 3/10</text:p>
      <text:p text:style-name="Standard">325/325 [==============================] - 22s 66ms/step - loss: 0.4264 - accuracy: 0.9915 - val_loss: 0.3975 - val_accuracy: 1.0000</text:p>
      <text:p text:style-name="Standard">Epoch 4/10</text:p>
      <text:p text:style-name="Standard">325/325 [==============================] - 21s 66ms/step - loss: 0.4201 - accuracy: 0.9940 - val_loss: 0.3912 - val_accuracy: 1.0000</text:p>
      <text:p text:style-name="Standard">Epoch 5/10</text:p>
      <text:p text:style-name="Standard">325/325 [==============================] - 21s 65ms/step - loss: 0.4150 - accuracy: 0.9948 - val_loss: 0.3891 - val_accuracy: 1.0000</text:p>
      <text:p text:style-name="Standard">Epoch 6/10</text:p>
      <text:p text:style-name="Standard">325/325 [==============================] - 21s 65ms/step - loss: 0.4122 - accuracy: 0.9956 - val_loss: 0.3861 - val_accuracy: 1.0000</text:p>
      <text:p text:style-name="Standard">Epoch 7/10</text:p>
      <text:p text:style-name="Standard">325/325 [==============================] - 21s 65ms/step - loss: 0.4050 - accuracy: 0.9975 - val_loss: 0.3855 - val_accuracy: 1.0000</text:p>
      <text:p text:style-name="Standard">Epoch 8/10</text:p>
      <text:p text:style-name="Standard">325/325 [==============================] - 21s 66ms/step - loss: 0.4026 - accuracy: 0.9971 - val_loss: 0.3837 - val_accuracy: 1.0000</text:p>
      <text:p text:style-name="Standard">Epoch 9/10</text:p>
      <text:p text:style-name="Standard"><text:soft-page-break/>325/325 [==============================] - 21s 65ms/step - loss: 0.4050 - accuracy: 0.9956 - val_loss: 0.3835 - val_accuracy: 1.0000</text:p>
      <text:p text:style-name="Standard">Epoch 10/10</text:p>
      <text:p text:style-name="Standard">325/325 [==============================] - 21s 66ms/step - loss: 0.3997 - accuracy: 0.9977 - val_loss: 0.3834 - val_accuracy: 1.0000</text:p>
      <text:p text:style-name="Standard">28/28 [==============================] - 1s 22ms/step - loss: 0.3835 - accuracy: 1.0000</text:p>
      <text:p text:style-name="Standard"/>
      <text:p text:style-name="Standard"/>
      <text:p text:style-name="Standard"/>
      <text:p text:style-name="Standard">\Completed Training in: (262.246s).</text:p>
      <text:p text:style-name="Standard"/>
      <text:p text:style-name="P3">10Epochs Training <text:s text:c="127"/></text:p>
      <text:p text:style-name="Standard"/>
      <text:p text:style-name="Standard">Training this model now: <text:s/>resnet_50</text:p>
      <text:p text:style-name="Standard">Model: "sequential_1"</text:p>
      <text:p text:style-name="Standard">_________________________________________________________________</text:p>
      <text:p text:style-name="Standard"><text:s/>Layer (type) <text:s text:c="15"/>Output Shape <text:s text:c="13"/>Param # <text:s text:c="2"/></text:p>
      <text:p text:style-name="Standard">=================================================================</text:p>
      <text:p text:style-name="Standard"><text:s/>hub_keras_layer_v1v2_1 (Hub <text:s/>(None, 2048) <text:s text:c="12"/>23564800 <text:s/></text:p>
      <text:p text:style-name="Standard"><text:s/>KerasLayerV1V2) <text:s text:c="48"/></text:p>
      <text:p text:style-name="Standard"><text:s text:c="65"/></text:p>
      <text:p text:style-name="Standard"><text:s/>dropout_1 (Dropout) <text:s text:c="8"/>(None, 2048) <text:s text:c="13"/>0 <text:s text:c="8"/></text:p>
      <text:p text:style-name="Standard"><text:s text:c="65"/></text:p>
      <text:p text:style-name="Standard"><text:s/>dense_1 (Dense) <text:s text:c="12"/>(None, 3) <text:s text:c="16"/>6147 <text:s text:c="5"/></text:p>
      <text:p text:style-name="Standard"><text:s text:c="65"/></text:p>
      <text:p text:style-name="Standard">=================================================================</text:p>
      <text:p text:style-name="Standard">Total params: 23,570,947</text:p>
      <text:p text:style-name="Standard">Trainable params: 23,525,507</text:p>
      <text:p text:style-name="Standard">Non-trainable params: 45,440</text:p>
      <text:p text:style-name="Standard">_________________________________________________________________</text:p>
      <text:p text:style-name="Standard">None</text:p>
      <text:p text:style-name="Standard">/usr/local/lib/python3.8/dist-packages/keras/optimizer_v2/gradient_descent.py:102: UserWarning: The `lr` argument is deprecated, use `learning_rate` instead.</text:p>
      <text:p text:style-name="Standard"><text:s text:c="2"/>super(SGD, self).__init__(name, **kwargs)</text:p>
      <text:p text:style-name="Standard">Epoch 1/10</text:p>
      <text:p text:style-name="Standard">325/325 [==============================] - 29s 76ms/step - loss: 0.6556 - accuracy: 0.9598 - val_loss: 0.5732 - val_accuracy: 0.9993</text:p>
      <text:p text:style-name="Standard">Epoch 2/10</text:p>
      <text:p text:style-name="Standard">325/325 [==============================] - 24s 75ms/step - loss: 0.5967 - accuracy: 0.9917 - val_loss: 0.5665 - val_accuracy: 1.0000</text:p>
      <text:p text:style-name="Standard">Epoch 3/10</text:p>
      <text:p text:style-name="Standard">325/325 [==============================] - 24s 75ms/step - loss: 0.5844 - accuracy: 0.9956 - val_loss: 0.5622 - val_accuracy: 1.0000</text:p>
      <text:p text:style-name="Standard">Epoch 4/10</text:p>
      <text:p text:style-name="Standard">325/325 [==============================] - 24s 74ms/step - loss: 0.5778 - accuracy: 0.9971 - val_loss: 0.5564 - val_accuracy: 1.0000</text:p>
      <text:p text:style-name="Standard">Epoch 5/10</text:p>
      <text:p text:style-name="Standard">325/325 [==============================] - 24s 75ms/step - loss: 0.5737 - accuracy: 0.9973 - val_loss: 0.5564 - val_accuracy: 1.0000</text:p>
      <text:p text:style-name="Standard">Epoch 6/10</text:p>
      <text:p text:style-name="Standard">325/325 [==============================] - 24s 74ms/step - loss: 0.5687 - accuracy: 0.9985 - val_loss: 0.5554 - val_accuracy: 1.0000</text:p>
      <text:p text:style-name="Standard"><text:soft-page-break/>Epoch 7/10</text:p>
      <text:p text:style-name="Standard">325/325 [==============================] - 24s 74ms/step - loss: 0.5668 - accuracy: 0.9992 - val_loss: 0.5526 - val_accuracy: 1.0000</text:p>
      <text:p text:style-name="Standard">Epoch 8/10</text:p>
      <text:p text:style-name="Standard">325/325 [==============================] - 24s 74ms/step - loss: 0.5663 - accuracy: 0.9977 - val_loss: 0.5533 - val_accuracy: 1.0000</text:p>
      <text:p text:style-name="Standard">Epoch 9/10</text:p>
      <text:p text:style-name="Standard">325/325 [==============================] - 24s 75ms/step - loss: 0.5639 - accuracy: 0.9979 - val_loss: 0.5519 - val_accuracy: 1.0000</text:p>
      <text:p text:style-name="Standard">Epoch 10/10</text:p>
      <text:p text:style-name="Standard">325/325 [==============================] - 24s 75ms/step - loss: 0.5617 - accuracy: 0.9990 - val_loss: 0.5510 - val_accuracy: 1.0000</text:p>
      <text:p text:style-name="Standard">28/28 [==============================] - 2s 46ms/step - loss: 0.5509 - accuracy: 1.0000</text:p>
      <text:p text:style-name="Standard"/>
      <text:p text:style-name="Standard"/>
      <text:p text:style-name="Standard">\Completed Training in: (368.045s).</text:p>
      <text:p text:style-name="Standard"/>
      <text:p text:style-name="Standard"/>
      <text:p text:style-name="Standard">Training this model now: <text:s/>efficientnet_lite2</text:p>
      <text:p text:style-name="Standard">Model: "sequential"</text:p>
      <text:p text:style-name="Standard">_________________________________________________________________</text:p>
      <text:p text:style-name="Standard"><text:s/>Layer (type) <text:s text:c="15"/>Output Shape <text:s text:c="13"/>Param # <text:s text:c="2"/></text:p>
      <text:p text:style-name="Standard">=================================================================</text:p>
      <text:p text:style-name="Standard"><text:s/>hub_keras_layer_v1v2 (HubKe <text:s/>(None, 1280) <text:s text:c="12"/>4869168 <text:s text:c="2"/></text:p>
      <text:p text:style-name="Standard"><text:s/>rasLayerV1V2) <text:s text:c="50"/></text:p>
      <text:p text:style-name="Standard"><text:s text:c="65"/></text:p>
      <text:p text:style-name="Standard"><text:s/>dropout (Dropout) <text:s text:c="10"/>(None, 1280) <text:s text:c="13"/>0 <text:s text:c="8"/></text:p>
      <text:p text:style-name="Standard"><text:s text:c="65"/></text:p>
      <text:p text:style-name="Standard"><text:s/>dense (Dense) <text:s text:c="14"/>(None, 3) <text:s text:c="16"/>3843 <text:s text:c="5"/></text:p>
      <text:p text:style-name="Standard"><text:s text:c="65"/></text:p>
      <text:p text:style-name="Standard">=================================================================</text:p>
      <text:p text:style-name="Standard">Total params: 4,873,011</text:p>
      <text:p text:style-name="Standard">Trainable params: 4,873,011</text:p>
      <text:p text:style-name="Standard">Non-trainable params: 0</text:p>
      <text:p text:style-name="Standard"/>
      <text:p text:style-name="Standard">2022-04-17 20:46:48.941027: I tensorflow/stream_executor/cuda/cuda_blas.cc:1774] TensorFloat-32 will be used for the matrix multiplication. This will only be logged once.</text:p>
      <text:p text:style-name="Standard">325/325 [==============================] - 46s 127ms/step - loss: 0.3845 - accuracy: 0.9585 - val_loss: 0.3001 - val_accuracy: 0.9985</text:p>
      <text:p text:style-name="Standard">Epoch 2/10</text:p>
      <text:p text:style-name="Standard">325/325 [==============================] - 41s 125ms/step - loss: 0.3146 - accuracy: 0.9965 - val_loss: 0.2961 - val_accuracy: 1.0000</text:p>
      <text:p text:style-name="Standard">Epoch 3/10</text:p>
      <text:p text:style-name="Standard">325/325 [==============================] - 41s 125ms/step - loss: 0.3093 - accuracy: 0.9973 - val_loss: 0.2959 - val_accuracy: 1.0000</text:p>
      <text:p text:style-name="Standard">Epoch 4/10</text:p>
      <text:p text:style-name="Standard">325/325 [==============================] - 41s 125ms/step - loss: 0.3049 - accuracy: 0.9981 - val_loss: 0.2951 - val_accuracy: 1.0000</text:p>
      <text:p text:style-name="Standard">Epoch 5/10</text:p>
      <text:p text:style-name="Standard">325/325 [==============================] - 41s 125ms/step - loss: 0.3026 - accuracy: 0.9985 - val_loss: 0.2937 - val_accuracy: 1.0000</text:p>
      <text:p text:style-name="Standard">Epoch 6/10</text:p>
      <text:p text:style-name="Standard"><text:soft-page-break/>325/325 [==============================] - 41s 125ms/step - loss: 0.3016 - accuracy: 0.9988 - val_loss: 0.2944 - val_accuracy: 1.0000</text:p>
      <text:p text:style-name="Standard">Epoch 7/10</text:p>
      <text:p text:style-name="Standard">325/325 [==============================] - 41s 126ms/step - loss: 0.3003 - accuracy: 0.9985 - val_loss: 0.2935 - val_accuracy: 1.0000</text:p>
      <text:p text:style-name="Standard">Epoch 8/10</text:p>
      <text:p text:style-name="Standard">325/325 [==============================] - 41s 127ms/step - loss: 0.3011 - accuracy: 0.9983 - val_loss: 0.2934 - val_accuracy: 1.0000</text:p>
      <text:p text:style-name="Standard">Epoch 9/10</text:p>
      <text:p text:style-name="Standard">325/325 [==============================] - 41s 125ms/step - loss: 0.2986 - accuracy: 0.9992 - val_loss: 0.2929 - val_accuracy: 1.0000</text:p>
      <text:p text:style-name="Standard">Epoch 10/10</text:p>
      <text:p text:style-name="Standard">325/325 [==============================] - 41s 125ms/step - loss: 0.2993 - accuracy: 0.9987 - val_loss: 0.2934 - val_accuracy: 1.0000</text:p>
      <text:p text:style-name="Standard">28/28 [==============================] - 2s 44ms/step - loss: 0.2934 - accuracy: 1.0000</text:p>
      <text:p text:style-name="Standard"/>
      <text:p text:style-name="Standard">\Completed Training in: (480.891s).</text:p>
      <text:p text:style-name="Standard"/>
      <text:p text:style-name="P2"/>
      <text:p text:style-name="P2"><text:span text:style-name="T1">15Epochs</text:span>************************************************************************</text:p>
      <text:p text:style-name="Standard"/>
      <text:p text:style-name="Standard"/>
      <text:p text:style-name="Standard">Training this model now: <text:s/>mobilenet_v2</text:p>
      <text:p text:style-name="Standard">Model: "sequential"</text:p>
      <text:p text:style-name="Standard">_________________________________________________________________</text:p>
      <text:p text:style-name="Standard"><text:s/>Layer (type) <text:s text:c="15"/>Output Shape <text:s text:c="13"/>Param # <text:s text:c="2"/></text:p>
      <text:p text:style-name="Standard">=================================================================</text:p>
      <text:p text:style-name="Standard"><text:s/>hub_keras_layer_v1v2 (HubKe <text:s/>(None, 1280) <text:s text:c="12"/>2257984 <text:s text:c="2"/></text:p>
      <text:p text:style-name="Standard"><text:s/>rasLayerV1V2) <text:s text:c="50"/></text:p>
      <text:p text:style-name="Standard"><text:s text:c="65"/></text:p>
      <text:p text:style-name="Standard"><text:s/>dropout (Dropout) <text:s text:c="10"/>(None, 1280) <text:s text:c="13"/>0 <text:s text:c="8"/></text:p>
      <text:p text:style-name="Standard"><text:s text:c="65"/></text:p>
      <text:p text:style-name="Standard"><text:s/>dense (Dense) <text:s text:c="14"/>(None, 3) <text:s text:c="16"/>3843 <text:s text:c="5"/></text:p>
      <text:p text:style-name="Standard"><text:s text:c="65"/></text:p>
      <text:p text:style-name="Standard">=================================================================</text:p>
      <text:p text:style-name="Standard">Total params: 2,261,827</text:p>
      <text:p text:style-name="Standard">Trainable params: 2,227,715</text:p>
      <text:p text:style-name="Standard">Non-trainable params: 34,112</text:p>
      <text:p text:style-name="Standard">_________________________________________________________________</text:p>
      <text:p text:style-name="Standard">None</text:p>
      <text:p text:style-name="Standard">/usr/local/lib/python3.8/dist-packages/keras/optimizer_v2/gradient_descent.py:102: UserWarning: The `lr` argument is deprecated, use `learning_rate` instead.</text:p>
      <text:p text:style-name="Standard"><text:s text:c="2"/>super(SGD, self).__init__(name, **kwargs)</text:p>
      <text:p text:style-name="Standard">Epoch 1/15</text:p>
      <text:p text:style-name="Standard">2022-04-17 21:01:51.920685: I tensorflow/stream_executor/cuda/cuda_dnn.cc:366] Loaded cuDNN version 8100</text:p>
      <text:p text:style-name="Standard">2022-04-17 21:01:52.950775: I tensorflow/stream_executor/cuda/cuda_blas.cc:1774] TensorFloat-32 will be used for the matrix multiplication. This will only be logged once.</text:p>
      <text:p text:style-name="Standard">325/325 [==============================] - 27s 69ms/step - loss: 0.5161 - accuracy: 0.9440 - val_loss: 0.4179 - val_accuracy: 0.9985</text:p>
      <text:p text:style-name="Standard">Epoch 2/15</text:p>
      <text:p text:style-name="Standard"><text:soft-page-break/>325/325 [==============================] - 22s 67ms/step - loss: 0.4438 - accuracy: 0.9862 - val_loss: 0.4052 - val_accuracy: 1.0000</text:p>
      <text:p text:style-name="Standard">Epoch 3/15</text:p>
      <text:p text:style-name="Standard">325/325 [==============================] - 21s 65ms/step - loss: 0.4342 - accuracy: 0.9885 - val_loss: 0.3949 - val_accuracy: 1.0000</text:p>
      <text:p text:style-name="Standard">Epoch 4/15</text:p>
      <text:p text:style-name="Standard">325/325 [==============================] - 21s 66ms/step - loss: 0.4183 - accuracy: 0.9950 - val_loss: 0.3909 - val_accuracy: 1.0000</text:p>
      <text:p text:style-name="Standard">Epoch 5/15</text:p>
      <text:p text:style-name="Standard">325/325 [==============================] - 21s 66ms/step - loss: 0.4148 - accuracy: 0.9960 - val_loss: 0.3897 - val_accuracy: 1.0000</text:p>
      <text:p text:style-name="Standard">Epoch 6/15</text:p>
      <text:p text:style-name="Standard">325/325 [==============================] - 21s 64ms/step - loss: 0.4105 - accuracy: 0.9971 - val_loss: 0.3876 - val_accuracy: 1.0000</text:p>
      <text:p text:style-name="Standard">Epoch 7/15</text:p>
      <text:p text:style-name="Standard">325/325 [==============================] - 21s 65ms/step - loss: 0.4070 - accuracy: 0.9977 - val_loss: 0.3854 - val_accuracy: 1.0000</text:p>
      <text:p text:style-name="Standard">Epoch 8/15</text:p>
      <text:p text:style-name="Standard">325/325 [==============================] - 21s 66ms/step - loss: 0.4065 - accuracy: 0.9960 - val_loss: 0.3859 - val_accuracy: 1.0000</text:p>
      <text:p text:style-name="Standard">Epoch 9/15</text:p>
      <text:p text:style-name="Standard">325/325 [==============================] - 22s 66ms/step - loss: 0.4028 - accuracy: 0.9981 - val_loss: 0.3844 - val_accuracy: 1.0000</text:p>
      <text:p text:style-name="Standard">Epoch 10/15</text:p>
      <text:p text:style-name="Standard">325/325 [==============================] - 21s 65ms/step - loss: 0.4016 - accuracy: 0.9981 - val_loss: 0.3840 - val_accuracy: 1.0000</text:p>
      <text:p text:style-name="Standard">Epoch 11/15</text:p>
      <text:p text:style-name="Standard">325/325 [==============================] - 21s 66ms/step - loss: 0.3984 - accuracy: 0.9987 - val_loss: 0.3829 - val_accuracy: 1.0000</text:p>
      <text:p text:style-name="Standard">Epoch 12/15</text:p>
      <text:p text:style-name="Standard">325/325 [==============================] - 21s 66ms/step - loss: 0.3968 - accuracy: 0.9987 - val_loss: 0.3816 - val_accuracy: 1.0000</text:p>
      <text:p text:style-name="Standard">Epoch 13/15</text:p>
      <text:p text:style-name="Standard">325/325 [==============================] - 21s 66ms/step - loss: 0.3959 - accuracy: 0.9985 - val_loss: 0.3817 - val_accuracy: 1.0000</text:p>
      <text:p text:style-name="Standard">Epoch 14/15</text:p>
      <text:p text:style-name="Standard">325/325 [==============================] - 21s 66ms/step - loss: 0.3947 - accuracy: 0.9987 - val_loss: 0.3809 - val_accuracy: 1.0000</text:p>
      <text:p text:style-name="Standard">Epoch 15/15</text:p>
      <text:p text:style-name="Standard">325/325 [==============================] - 22s 66ms/step - loss: 0.3916 - accuracy: 0.9998 - val_loss: 0.3801 - val_accuracy: 1.0000</text:p>
      <text:p text:style-name="Standard">28/28 [==============================] - 1s 22ms/step - loss: 0.3798 - accuracy: 1.0000</text:p>
      <text:p text:style-name="P5"/>
      <text:p text:style-name="P5">\Completed Training in: (369.468s).</text:p>
      <text:p text:style-name="P5"/>
      <text:p text:style-name="P5"/>
      <text:p text:style-name="P5"/>
      <text:p text:style-name="P5">Training this model now: <text:s/>resnet_50</text:p>
      <text:p text:style-name="P5">Model: "sequential_1"</text:p>
      <text:p text:style-name="P5">_________________________________________________________________</text:p>
      <text:p text:style-name="P5"><text:s/>Layer (type) <text:s text:c="15"/>Output Shape <text:s text:c="13"/>Param # <text:s text:c="2"/></text:p>
      <text:p text:style-name="P5">=================================================================</text:p>
      <text:p text:style-name="P5"><text:soft-page-break/><text:s/>hub_keras_layer_v1v2_1 (Hub <text:s/>(None, 2048) <text:s text:c="12"/>23564800 <text:s/></text:p>
      <text:p text:style-name="P5"><text:s/>KerasLayerV1V2) <text:s text:c="48"/></text:p>
      <text:p text:style-name="P5"><text:s text:c="65"/></text:p>
      <text:p text:style-name="P5"><text:s/>dropout_1 (Dropout) <text:s text:c="8"/>(None, 2048) <text:s text:c="13"/>0 <text:s text:c="8"/></text:p>
      <text:p text:style-name="P5"><text:s text:c="65"/></text:p>
      <text:p text:style-name="P5"><text:s/>dense_1 (Dense) <text:s text:c="12"/>(None, 3) <text:s text:c="16"/>6147 <text:s text:c="5"/></text:p>
      <text:p text:style-name="P5"><text:s text:c="65"/></text:p>
      <text:p text:style-name="P5">=================================================================</text:p>
      <text:p text:style-name="P5">Total params: 23,570,947</text:p>
      <text:p text:style-name="P5">Trainable params: 23,525,507</text:p>
      <text:p text:style-name="P5">Non-trainable params: 45,440</text:p>
      <text:p text:style-name="P5">_________________________________________________________________</text:p>
      <text:p text:style-name="P5">None</text:p>
      <text:p text:style-name="P5">/usr/local/lib/python3.8/dist-packages/keras/optimizer_v2/gradient_descent.py:102: UserWarning: The `lr` argument is deprecated, use `learning_rate` instead.</text:p>
      <text:p text:style-name="P5"><text:s text:c="2"/>super(SGD, self).__init__(name, **kwargs)</text:p>
      <text:p text:style-name="P5">Epoch 1/15</text:p>
      <text:p text:style-name="P5">325/325 [==============================] - 29s 77ms/step - loss: 0.6632 - accuracy: 0.9513 - val_loss: 0.5690 - val_accuracy: 1.0000</text:p>
      <text:p text:style-name="P5">Epoch 2/15</text:p>
      <text:p text:style-name="P5">325/325 [==============================] - 24s 75ms/step - loss: 0.5915 - accuracy: 0.9933 - val_loss: 0.5653 - val_accuracy: 1.0000</text:p>
      <text:p text:style-name="P5">Epoch 3/15</text:p>
      <text:p text:style-name="P5">325/325 [==============================] - 24s 75ms/step - loss: 0.5841 - accuracy: 0.9958 - val_loss: 0.5581 - val_accuracy: 1.0000</text:p>
      <text:p text:style-name="P5">Epoch 4/15</text:p>
      <text:p text:style-name="P5">325/325 [==============================] - 24s 75ms/step - loss: 0.5774 - accuracy: 0.9963 - val_loss: 0.5556 - val_accuracy: 1.0000</text:p>
      <text:p text:style-name="P5">Epoch 5/15</text:p>
      <text:p text:style-name="P5">325/325 [==============================] - 24s 75ms/step - loss: 0.5728 - accuracy: 0.9971 - val_loss: 0.5537 - val_accuracy: 1.0000</text:p>
      <text:p text:style-name="P5">Epoch 6/15</text:p>
      <text:p text:style-name="P5">325/325 [==============================] - 24s 75ms/step - loss: 0.5683 - accuracy: 0.9985 - val_loss: 0.5539 - val_accuracy: 1.0000</text:p>
      <text:p text:style-name="P5">Epoch 7/15</text:p>
      <text:p text:style-name="P5">325/325 [==============================] - 24s 75ms/step - loss: 0.5656 - accuracy: 0.9983 - val_loss: 0.5518 - val_accuracy: 1.0000</text:p>
      <text:p text:style-name="P5">Epoch 8/15</text:p>
      <text:p text:style-name="P5">325/325 [==============================] - 24s 75ms/step - loss: 0.5652 - accuracy: 0.9987 - val_loss: 0.5513 - val_accuracy: 1.0000</text:p>
      <text:p text:style-name="P5">Epoch 9/15</text:p>
      <text:p text:style-name="P5">325/325 [==============================] - 24s 75ms/step - loss: 0.5621 - accuracy: 0.9983 - val_loss: 0.5509 - val_accuracy: 1.0000</text:p>
      <text:p text:style-name="P5">Epoch 10/15</text:p>
      <text:p text:style-name="P5">325/325 [==============================] - 24s 75ms/step - loss: 0.5611 - accuracy: 0.9990 - val_loss: 0.5498 - val_accuracy: 1.0000</text:p>
      <text:p text:style-name="P5">Epoch 11/15</text:p>
      <text:p text:style-name="P5">325/325 [==============================] - 24s 75ms/step - loss: 0.5587 - accuracy: 0.9992 - val_loss: 0.5493 - val_accuracy: 1.0000</text:p>
      <text:p text:style-name="P5">Epoch 12/15</text:p>
      <text:p text:style-name="P5">325/325 [==============================] - 24s 75ms/step - loss: 0.5590 - accuracy: 0.9987 - val_loss: 0.5485 - val_accuracy: 1.0000</text:p>
      <text:p text:style-name="P5"><text:soft-page-break/>Epoch 13/15</text:p>
      <text:p text:style-name="P5">325/325 [==============================] - 24s 75ms/step - loss: 0.5576 - accuracy: 0.9988 - val_loss: 0.5484 - val_accuracy: 1.0000</text:p>
      <text:p text:style-name="P5">Epoch 14/15</text:p>
      <text:p text:style-name="P5">325/325 [==============================] - 24s 75ms/step - loss: 0.5564 - accuracy: 0.9994 - val_loss: 0.5479 - val_accuracy: 1.0000</text:p>
      <text:p text:style-name="P5">Epoch 15/15</text:p>
      <text:p text:style-name="P5">325/325 [==============================] - 24s 75ms/step - loss: 0.5553 - accuracy: 1.0000 - val_loss: 0.5473 - val_accuracy: 1.0000</text:p>
      <text:p text:style-name="P5">28/28 [==============================] - 2s 47ms/step - loss: 0.5474 - accuracy: 1.0000</text:p>
      <text:p text:style-name="P5"/>
      <text:p text:style-name="P5">\Completed Training in: (492.050s).</text:p>
      <text:p text:style-name="P5"/>
      <text:p text:style-name="P5"/>
      <text:p text:style-name="P5"/>
      <text:p text:style-name="P5">Training this model now: <text:s/>efficientnet_lite2</text:p>
      <text:p text:style-name="P5">Model: "sequential_2"</text:p>
      <text:p text:style-name="P5">_________________________________________________________________</text:p>
      <text:p text:style-name="P5"><text:s/>Layer (type) <text:s text:c="15"/>Output Shape <text:s text:c="13"/>Param # <text:s text:c="2"/></text:p>
      <text:p text:style-name="P5">=================================================================</text:p>
      <text:p text:style-name="P5"><text:s/>hub_keras_layer_v1v2_2 (Hub <text:s/>(None, 1280) <text:s text:c="12"/>4869168 <text:s text:c="2"/></text:p>
      <text:p text:style-name="P5"><text:s/>KerasLayerV1V2) <text:s text:c="48"/></text:p>
      <text:p text:style-name="P5"><text:s text:c="65"/></text:p>
      <text:p text:style-name="P5"><text:s/>dropout_2 (Dropout) <text:s text:c="8"/>(None, 1280) <text:s text:c="13"/>0 <text:s text:c="8"/></text:p>
      <text:p text:style-name="P5"><text:s text:c="65"/></text:p>
      <text:p text:style-name="P5"><text:s/>dense_2 (Dense) <text:s text:c="12"/>(None, 3) <text:s text:c="16"/>3843 <text:s text:c="5"/></text:p>
      <text:p text:style-name="P5"><text:s text:c="65"/></text:p>
      <text:p text:style-name="P5">=================================================================</text:p>
      <text:p text:style-name="P5">Total params: 4,873,011</text:p>
      <text:p text:style-name="P5">Trainable params: 4,873,011</text:p>
      <text:p text:style-name="P5">Non-trainable params: 0</text:p>
      <text:p text:style-name="P5">_________________________________________________________________</text:p>
      <text:p text:style-name="Standard"/>
      <text:p text:style-name="Standard">325/325 [==============================] - 45s 129ms/step - loss: 0.3740 - accuracy: 0.9658 - val_loss: 0.3007 - val_accuracy: 1.0000</text:p>
      <text:p text:style-name="Standard">Epoch 2/15</text:p>
      <text:p text:style-name="Standard">325/325 [==============================] - 41s 125ms/step - loss: 0.3107 - accuracy: 0.9962 - val_loss: 0.2967 - val_accuracy: 1.0000</text:p>
      <text:p text:style-name="Standard">Epoch 3/15</text:p>
      <text:p text:style-name="Standard">325/325 [==============================] - 40s 124ms/step - loss: 0.3076 - accuracy: 0.9963 - val_loss: 0.2964 - val_accuracy: 1.0000</text:p>
      <text:p text:style-name="Standard">Epoch 4/15</text:p>
      <text:p text:style-name="Standard">325/325 [==============================] - 41s 124ms/step - loss: 0.3051 - accuracy: 0.9985 - val_loss: 0.2948 - val_accuracy: 1.0000</text:p>
      <text:p text:style-name="Standard">Epoch 5/15</text:p>
      <text:p text:style-name="Standard">325/325 [==============================] - 40s 122ms/step - loss: 0.3071 - accuracy: 0.9954 - val_loss: 0.2944 - val_accuracy: 1.0000</text:p>
      <text:p text:style-name="Standard">Epoch 6/15</text:p>
      <text:p text:style-name="Standard">325/325 [==============================] - 40s 123ms/step - loss: 0.3040 - accuracy: 0.9969 - val_loss: 0.2937 - val_accuracy: 1.0000</text:p>
      <text:p text:style-name="Standard">Epoch 7/15</text:p>
      <text:p text:style-name="Standard"><text:soft-page-break/>325/325 [==============================] - 40s 122ms/step - loss: 0.2995 - accuracy: 0.9992 - val_loss: 0.2933 - val_accuracy: 1.0000</text:p>
      <text:p text:style-name="Standard">Epoch 8/15</text:p>
      <text:p text:style-name="Standard">325/325 [==============================] - 40s 123ms/step - loss: 0.2997 - accuracy: 0.9988 - val_loss: 0.2930 - val_accuracy: 1.0000</text:p>
      <text:p text:style-name="Standard">Epoch 9/15</text:p>
      <text:p text:style-name="Standard">325/325 [==============================] - 40s 124ms/step - loss: 0.2986 - accuracy: 0.9990 - val_loss: 0.2934 - val_accuracy: 1.0000</text:p>
      <text:p text:style-name="Standard">Epoch 10/15</text:p>
      <text:p text:style-name="Standard">325/325 [==============================] - 40s 124ms/step - loss: 0.2981 - accuracy: 0.9992 - val_loss: 0.2930 - val_accuracy: 1.0000</text:p>
      <text:p text:style-name="Standard">Epoch 11/15</text:p>
      <text:p text:style-name="Standard">325/325 [==============================] - 40s 124ms/step - loss: 0.2968 - accuracy: 0.9996 - val_loss: 0.2926 - val_accuracy: 1.0000</text:p>
      <text:p text:style-name="Standard">Epoch 12/15</text:p>
      <text:p text:style-name="Standard">325/325 [==============================] - 40s 123ms/step - loss: 0.2973 - accuracy: 0.9994 - val_loss: 0.2926 - val_accuracy: 1.0000</text:p>
      <text:p text:style-name="Standard">Epoch 13/15</text:p>
      <text:p text:style-name="Standard">325/325 [==============================] - 40s 124ms/step - loss: 0.2962 - accuracy: 0.9998 - val_loss: 0.2925 - val_accuracy: 1.0000</text:p>
      <text:p text:style-name="Standard">Epoch 14/15</text:p>
      <text:p text:style-name="Standard">325/325 [==============================] - 40s 124ms/step - loss: 0.2969 - accuracy: 0.9992 - val_loss: 0.2926 - val_accuracy: 1.0000</text:p>
      <text:p text:style-name="Standard">Epoch 15/15</text:p>
      <text:p text:style-name="Standard">325/325 [==============================] - 40s 122ms/step - loss: 0.2961 - accuracy: 0.9994 - val_loss: 0.2928 - val_accuracy: 1.0000</text:p>
      <text:p text:style-name="Standard">28/28 [==============================] - 2s 45ms/step - loss: 0.2927 - accuracy: 1.0000</text:p>
      <text:p text:style-name="Standard">\Completed Training in: (676.111s).</text:p>
      <text:p text:style-name="Standard"/>
      <text:p text:style-name="Standard"/>
      <text:p text:style-name="P4">Small Dataset*******************************************************************</text:p>
      <text:p text:style-name="Standard"/>
      <text:p text:style-name="Standard"/>
      <text:p text:style-name="Standard"/>
      <text:p text:style-name="Standard">Training this model now: <text:s/>mobilenet_v2</text:p>
      <text:p text:style-name="Standard">Model: "sequential"</text:p>
      <text:p text:style-name="Standard">_________________________________________________________________</text:p>
      <text:p text:style-name="Standard"><text:s/>Layer (type) <text:s text:c="15"/>Output Shape <text:s text:c="13"/>Param # <text:s text:c="2"/></text:p>
      <text:p text:style-name="Standard">=================================================================</text:p>
      <text:p text:style-name="Standard"><text:s/>hub_keras_layer_v1v2 (HubKe <text:s/>(None, 1280) <text:s text:c="12"/>2257984 <text:s text:c="2"/></text:p>
      <text:p text:style-name="Standard"><text:s/>rasLayerV1V2) <text:s text:c="50"/></text:p>
      <text:p text:style-name="Standard"><text:s text:c="65"/></text:p>
      <text:p text:style-name="Standard"><text:s/>dropout (Dropout) <text:s text:c="10"/>(None, 1280) <text:s text:c="13"/>0 <text:s text:c="8"/></text:p>
      <text:p text:style-name="Standard"><text:s text:c="65"/></text:p>
      <text:p text:style-name="Standard"><text:s/>dense (Dense) <text:s text:c="14"/>(None, 3) <text:s text:c="16"/>3843 <text:s text:c="5"/></text:p>
      <text:p text:style-name="Standard"><text:s text:c="65"/></text:p>
      <text:p text:style-name="Standard">=================================================================</text:p>
      <text:p text:style-name="Standard">Total params: 2,261,827</text:p>
      <text:p text:style-name="Standard">Trainable params: 2,227,715</text:p>
      <text:p text:style-name="Standard">Non-trainable params: 34,112</text:p>
      <text:p text:style-name="Standard">_________________________________________________________________</text:p>
      <text:p text:style-name="Standard">None</text:p>
      <text:p text:style-name="Standard"><text:soft-page-break/>/usr/local/lib/python3.8/dist-packages/keras/optimizer_v2/gradient_descent.py:102: UserWarning: The `lr` argument is deprecated, use `learning_rate` instead.</text:p>
      <text:p text:style-name="Standard"><text:s text:c="2"/>super(SGD, self).__init__(name, **kwargs)</text:p>
      <text:p text:style-name="Standard">Epoch 1/15</text:p>
      <text:p text:style-name="Standard">2022-04-17 21:42:24.563672: I tensorflow/stream_executor/cuda/cuda_dnn.cc:366] Loaded cuDNN version 8100</text:p>
      <text:p text:style-name="Standard">2022-04-17 21:42:25.608635: I tensorflow/stream_executor/cuda/cuda_blas.cc:1774] TensorFloat-32 will be used for the matrix multiplication. This will only be logged once.</text:p>
      <text:p text:style-name="Standard">186/186 [==============================] - 18s 71ms/step - loss: 0.5810 - accuracy: 0.8958 - val_loss: 0.4421 - val_accuracy: 0.9948</text:p>
      <text:p text:style-name="Standard">Epoch 2/15</text:p>
      <text:p text:style-name="Standard">186/186 [==============================] - 12s 65ms/step - loss: 0.4791 - accuracy: 0.9661 - val_loss: 0.4136 - val_accuracy: 0.9987</text:p>
      <text:p text:style-name="Standard">Epoch 3/15</text:p>
      <text:p text:style-name="Standard">186/186 [==============================] - 12s 65ms/step - loss: 0.4449 - accuracy: 0.9886 - val_loss: 0.4007 - val_accuracy: 0.9987</text:p>
      <text:p text:style-name="Standard">Epoch 4/15</text:p>
      <text:p text:style-name="Standard">186/186 [==============================] - 12s 66ms/step - loss: 0.4448 - accuracy: 0.9792 - val_loss: 0.3983 - val_accuracy: 1.0000</text:p>
      <text:p text:style-name="Standard">Epoch 5/15</text:p>
      <text:p text:style-name="Standard">186/186 [==============================] - 12s 66ms/step - loss: 0.4353 - accuracy: 0.9903 - val_loss: 0.3966 - val_accuracy: 1.0000</text:p>
      <text:p text:style-name="Standard">Epoch 6/15</text:p>
      <text:p text:style-name="Standard">186/186 [==============================] - 12s 66ms/step - loss: 0.4263 - accuracy: 0.9919 - val_loss: 0.3948 - val_accuracy: 1.0000</text:p>
      <text:p text:style-name="Standard">Epoch 7/15</text:p>
      <text:p text:style-name="Standard">186/186 [==============================] - 12s 66ms/step - loss: 0.4289 - accuracy: 0.9889 - val_loss: 0.3911 - val_accuracy: 1.0000</text:p>
      <text:p text:style-name="Standard">Epoch 8/15</text:p>
      <text:p text:style-name="Standard">186/186 [==============================] - 12s 66ms/step - loss: 0.4228 - accuracy: 0.9919 - val_loss: 0.3919 - val_accuracy: 1.0000</text:p>
      <text:p text:style-name="Standard">Epoch 9/15</text:p>
      <text:p text:style-name="Standard">186/186 [==============================] - 12s 66ms/step - loss: 0.4179 - accuracy: 0.9953 - val_loss: 0.3890 - val_accuracy: 1.0000</text:p>
      <text:p text:style-name="Standard">Epoch 10/15</text:p>
      <text:p text:style-name="Standard">186/186 [==============================] - 12s 65ms/step - loss: 0.4180 - accuracy: 0.9933 - val_loss: 0.3877 - val_accuracy: 1.0000</text:p>
      <text:p text:style-name="Standard">Epoch 11/15</text:p>
      <text:p text:style-name="Standard">186/186 [==============================] - 12s 65ms/step - loss: 0.4131 - accuracy: 0.9966 - val_loss: 0.3871 - val_accuracy: 1.0000</text:p>
      <text:p text:style-name="Standard">Epoch 12/15</text:p>
      <text:p text:style-name="Standard">186/186 [==============================] - 12s 65ms/step - loss: 0.4108 - accuracy: 0.9950 - val_loss: 0.3856 - val_accuracy: 1.0000</text:p>
      <text:p text:style-name="Standard">Epoch 13/15</text:p>
      <text:p text:style-name="Standard">186/186 [==============================] - 12s 65ms/step - loss: 0.4099 - accuracy: 0.9973 - val_loss: 0.3856 - val_accuracy: 1.0000</text:p>
      <text:p text:style-name="Standard">Epoch 14/15</text:p>
      <text:p text:style-name="Standard">186/186 [==============================] - 12s 65ms/step - loss: 0.4109 - accuracy: 0.9956 - val_loss: 0.3858 - val_accuracy: 1.0000</text:p>
      <text:p text:style-name="Standard">Epoch 15/15</text:p>
      <text:p text:style-name="Standard">186/186 [==============================] - 12s 65ms/step - loss: 0.4081 - accuracy: 0.9960 - val_loss: 0.3861 - val_accuracy: 1.0000</text:p>
      <text:p text:style-name="Standard"><text:soft-page-break/>16/16 [==============================] - 1s 17ms/step - loss: 0.3860 - accuracy: 1.0000</text:p>
      <text:p text:style-name="Standard"/>
      <text:p text:style-name="Standard">\Completed Training in: (233.011s).</text:p>
      <text:p text:style-name="Standard"/>
      <text:p text:style-name="Standard"/>
      <text:p text:style-name="Standard"/>
      <text:p text:style-name="Standard">Training this model now: <text:s/>resnet_50</text:p>
      <text:p text:style-name="Standard">Model: "sequential_1"</text:p>
      <text:p text:style-name="Standard">_________________________________________________________________</text:p>
      <text:p text:style-name="Standard"><text:s/>Layer (type) <text:s text:c="15"/>Output Shape <text:s text:c="13"/>Param # <text:s text:c="2"/></text:p>
      <text:p text:style-name="Standard">=================================================================</text:p>
      <text:p text:style-name="Standard"><text:s/>hub_keras_layer_v1v2_1 (Hub <text:s/>(None, 2048) <text:s text:c="12"/>23564800 <text:s/></text:p>
      <text:p text:style-name="Standard"><text:s/>KerasLayerV1V2) <text:s text:c="48"/></text:p>
      <text:p text:style-name="Standard"><text:s text:c="65"/></text:p>
      <text:p text:style-name="Standard"><text:s/>dropout_1 (Dropout) <text:s text:c="8"/>(None, 2048) <text:s text:c="13"/>0 <text:s text:c="8"/></text:p>
      <text:p text:style-name="Standard"><text:s text:c="65"/></text:p>
      <text:p text:style-name="Standard"><text:s/>dense_1 (Dense) <text:s text:c="12"/>(None, 3) <text:s text:c="16"/>6147 <text:s text:c="5"/></text:p>
      <text:p text:style-name="Standard"><text:s text:c="65"/></text:p>
      <text:p text:style-name="Standard">=================================================================</text:p>
      <text:p text:style-name="Standard">Total params: 23,570,947</text:p>
      <text:p text:style-name="Standard">Trainable params: 23,525,507</text:p>
      <text:p text:style-name="Standard">Non-trainable params: 45,440</text:p>
      <text:p text:style-name="Standard">_________________________________________________________________</text:p>
      <text:p text:style-name="Standard">None</text:p>
      <text:p text:style-name="Standard">/usr/local/lib/python3.8/dist-packages/keras/optimizer_v2/gradient_descent.py:102: UserWarning: The `lr` argument is deprecated, use `learning_rate` instead.</text:p>
      <text:p text:style-name="Standard"><text:s text:c="2"/>super(SGD, self).__init__(name, **kwargs)</text:p>
      <text:p text:style-name="Standard">Epoch 1/15</text:p>
      <text:p text:style-name="Standard">186/186 [==============================] - 20s 80ms/step - loss: 0.7213 - accuracy: 0.9130 - val_loss: 0.5786 - val_accuracy: 0.9974</text:p>
      <text:p text:style-name="Standard">Epoch 2/15</text:p>
      <text:p text:style-name="Standard">186/186 [==============================] - 14s 75ms/step - loss: 0.6218 - accuracy: 0.9832 - val_loss: 0.5681 - val_accuracy: 1.0000</text:p>
      <text:p text:style-name="Standard">Epoch 3/15</text:p>
      <text:p text:style-name="Standard">186/186 [==============================] - 14s 75ms/step - loss: 0.6049 - accuracy: 0.9896 - val_loss: 0.5651 - val_accuracy: 1.0000</text:p>
      <text:p text:style-name="Standard">Epoch 4/15</text:p>
      <text:p text:style-name="Standard">186/186 [==============================] - 14s 75ms/step - loss: 0.5906 - accuracy: 0.9943 - val_loss: 0.5653 - val_accuracy: 1.0000</text:p>
      <text:p text:style-name="Standard">Epoch 5/15</text:p>
      <text:p text:style-name="Standard">186/186 [==============================] - 14s 75ms/step - loss: 0.5903 - accuracy: 0.9936 - val_loss: 0.5619 - val_accuracy: 1.0000</text:p>
      <text:p text:style-name="Standard">Epoch 6/15</text:p>
      <text:p text:style-name="Standard">186/186 [==============================] - 14s 75ms/step - loss: 0.5804 - accuracy: 0.9970 - val_loss: 0.5600 - val_accuracy: 1.0000</text:p>
      <text:p text:style-name="Standard">Epoch 7/15</text:p>
      <text:p text:style-name="Standard">186/186 [==============================] - 14s 75ms/step - loss: 0.5841 - accuracy: 0.9943 - val_loss: 0.5591 - val_accuracy: 1.0000</text:p>
      <text:p text:style-name="Standard">Epoch 8/15</text:p>
      <text:p text:style-name="Standard">186/186 [==============================] - 14s 75ms/step - loss: 0.5782 - accuracy: 0.9963 - val_loss: 0.5583 - val_accuracy: 1.0000</text:p>
      <text:p text:style-name="Standard">Epoch 9/15</text:p>
      <text:p text:style-name="Standard"><text:soft-page-break/>186/186 [==============================] - 14s 75ms/step - loss: 0.5771 - accuracy: 0.9966 - val_loss: 0.5591 - val_accuracy: 1.0000</text:p>
      <text:p text:style-name="Standard">Epoch 10/15</text:p>
      <text:p text:style-name="Standard">186/186 [==============================] - 14s 74ms/step - loss: 0.5714 - accuracy: 0.9997 - val_loss: 0.5567 - val_accuracy: 1.0000</text:p>
      <text:p text:style-name="Standard">Epoch 11/15</text:p>
      <text:p text:style-name="Standard">186/186 [==============================] - 14s 75ms/step - loss: 0.5724 - accuracy: 0.9987 - val_loss: 0.5574 - val_accuracy: 1.0000</text:p>
      <text:p text:style-name="Standard">Epoch 12/15</text:p>
      <text:p text:style-name="Standard">186/186 [==============================] - 14s 75ms/step - loss: 0.5710 - accuracy: 0.9980 - val_loss: 0.5559 - val_accuracy: 1.0000</text:p>
      <text:p text:style-name="Standard">Epoch 13/15</text:p>
      <text:p text:style-name="Standard">186/186 [==============================] - 14s 75ms/step - loss: 0.5684 - accuracy: 0.9980 - val_loss: 0.5542 - val_accuracy: 1.0000</text:p>
      <text:p text:style-name="Standard">Epoch 14/15</text:p>
      <text:p text:style-name="Standard">186/186 [==============================] - 14s 74ms/step - loss: 0.5672 - accuracy: 0.9990 - val_loss: 0.5553 - val_accuracy: 1.0000</text:p>
      <text:p text:style-name="Standard">Epoch 15/15</text:p>
      <text:p text:style-name="Standard">186/186 [==============================] - 14s 75ms/step - loss: 0.5671 - accuracy: 0.9980 - val_loss: 0.5540 - val_accuracy: 1.0000</text:p>
      <text:p text:style-name="Standard">16/16 [==============================] - 1s 34ms/step - loss: 0.5537 - accuracy: 1.0000</text:p>
      <text:p text:style-name="Standard"/>
      <text:p text:style-name="Standard"/>
      <text:p text:style-name="Standard">\Completed Training in: (334.296s).</text:p>
      <text:p text:style-name="Standard"/>
      <text:p text:style-name="Standard"/>
      <text:p text:style-name="Standard">Training this model now: <text:s/>efficientnet_lite2</text:p>
      <text:p text:style-name="Standard">Model: "sequential_2"</text:p>
      <text:p text:style-name="Standard">_________________________________________________________________</text:p>
      <text:p text:style-name="Standard"><text:s/>Layer (type) <text:s text:c="15"/>Output Shape <text:s text:c="13"/>Param # <text:s text:c="2"/></text:p>
      <text:p text:style-name="Standard">=================================================================</text:p>
      <text:p text:style-name="Standard"><text:s/>hub_keras_layer_v1v2_2 (Hub <text:s/>(None, 1280) <text:s text:c="12"/>4869168 <text:s text:c="2"/></text:p>
      <text:p text:style-name="Standard"><text:s/>KerasLayerV1V2) <text:s text:c="48"/></text:p>
      <text:p text:style-name="Standard"><text:s text:c="65"/></text:p>
      <text:p text:style-name="Standard"><text:s/>dropout_2 (Dropout) <text:s text:c="8"/>(None, 1280) <text:s text:c="13"/>0 <text:s text:c="8"/></text:p>
      <text:p text:style-name="Standard"><text:s text:c="65"/></text:p>
      <text:p text:style-name="Standard"><text:s/>dense_2 (Dense) <text:s text:c="12"/>(None, 3) <text:s text:c="16"/>3843 <text:s text:c="5"/></text:p>
      <text:p text:style-name="Standard"><text:s text:c="65"/></text:p>
      <text:p text:style-name="Standard">=================================================================</text:p>
      <text:p text:style-name="Standard">Total params: 4,873,011</text:p>
      <text:p text:style-name="Standard">Trainable params: 4,873,011</text:p>
      <text:p text:style-name="Standard">Non-trainable params: 0</text:p>
      <text:p text:style-name="Standard">_________________________________________________________________</text:p>
      <text:p text:style-name="Standard">None</text:p>
      <text:p text:style-name="Standard"/>
      <text:p text:style-name="Standard">186/186 [==============================] - 27s 127ms/step - loss: 0.4195 - accuracy: 0.9425 - val_loss: 0.3070 - val_accuracy: 1.0000</text:p>
      <text:p text:style-name="Standard">Epoch 2/15</text:p>
      <text:p text:style-name="Standard">186/186 [==============================] - 23s 126ms/step - loss: 0.3203 - accuracy: 0.9953 - val_loss: 0.3014 - val_accuracy: 1.0000</text:p>
      <text:p text:style-name="Standard">Epoch 3/15</text:p>
      <text:p text:style-name="Standard"><text:soft-page-break/>186/186 [==============================] - 23s 125ms/step - loss: 0.3170 - accuracy: 0.9950 - val_loss: 0.2965 - val_accuracy: 1.0000</text:p>
      <text:p text:style-name="Standard">Epoch 4/15</text:p>
      <text:p text:style-name="Standard">186/186 [==============================] - 23s 124ms/step - loss: 0.3131 - accuracy: 0.9950 - val_loss: 0.2962 - val_accuracy: 1.0000</text:p>
      <text:p text:style-name="Standard">Epoch 5/15</text:p>
      <text:p text:style-name="Standard">186/186 [==============================] - 23s 124ms/step - loss: 0.3053 - accuracy: 0.9990 - val_loss: 0.2953 - val_accuracy: 1.0000</text:p>
      <text:p text:style-name="Standard">Epoch 6/15</text:p>
      <text:p text:style-name="Standard">186/186 [==============================] - 23s 125ms/step - loss: 0.3031 - accuracy: 0.9990 - val_loss: 0.2947 - val_accuracy: 1.0000</text:p>
      <text:p text:style-name="Standard">Epoch 7/15</text:p>
      <text:p text:style-name="Standard">186/186 [==============================] - 23s 125ms/step - loss: 0.3020 - accuracy: 0.9987 - val_loss: 0.2940 - val_accuracy: 1.0000</text:p>
      <text:p text:style-name="Standard">Epoch 8/15</text:p>
      <text:p text:style-name="Standard">186/186 [==============================] - 23s 124ms/step - loss: 0.3074 - accuracy: 0.9973 - val_loss: 0.2940 - val_accuracy: 1.0000</text:p>
      <text:p text:style-name="Standard">Epoch 9/15</text:p>
      <text:p text:style-name="Standard">186/186 [==============================] - 23s 125ms/step - loss: 0.3034 - accuracy: 0.9983 - val_loss: 0.2961 - val_accuracy: 1.0000</text:p>
      <text:p text:style-name="Standard">Epoch 10/15</text:p>
      <text:p text:style-name="Standard">186/186 [==============================] - 24s 127ms/step - loss: 0.3028 - accuracy: 0.9983 - val_loss: 0.2933 - val_accuracy: 1.0000</text:p>
      <text:p text:style-name="Standard">Epoch 11/15</text:p>
      <text:p text:style-name="Standard">186/186 [==============================] - 24s 127ms/step - loss: 0.3011 - accuracy: 0.9993 - val_loss: 0.2933 - val_accuracy: 1.0000</text:p>
      <text:p text:style-name="Standard">Epoch 12/15</text:p>
      <text:p text:style-name="Standard">186/186 [==============================] - 24s 131ms/step - loss: 0.3005 - accuracy: 0.9983 - val_loss: 0.2934 - val_accuracy: 1.0000</text:p>
      <text:p text:style-name="Standard">Epoch 13/15</text:p>
      <text:p text:style-name="Standard">186/186 [==============================] - 24s 130ms/step - loss: 0.3024 - accuracy: 0.9976 - val_loss: 0.2933 - val_accuracy: 1.0000</text:p>
      <text:p text:style-name="Standard">Epoch 14/15</text:p>
      <text:p text:style-name="Standard">186/186 [==============================] - 24s 129ms/step - loss: 0.2988 - accuracy: 0.9993 - val_loss: 0.2935 - val_accuracy: 1.0000</text:p>
      <text:p text:style-name="Standard">Epoch 15/15</text:p>
      <text:p text:style-name="Standard">186/186 [==============================] - 24s 130ms/step - loss: 0.2996 - accuracy: 0.9990 - val_loss: 0.2933 - val_accuracy: 1.0000</text:p>
      <text:p text:style-name="Standard">16/16 [==============================] - 1s 36ms/step - loss: 0.2932 - accuracy: 1.0000</text:p>
      <text:p text:style-name="Standard"/>
      <text:p text:style-name="Standard">\Completed Training in: (425.115s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8T08:29:48.601586330</meta:creation-date>
    <dc:date>2022-04-18T10:03:50.408819847</dc:date>
    <meta:editing-duration>PT20M5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5" meta:paragraph-count="556" meta:word-count="3546" meta:character-count="36099" meta:non-whitespace-character-count="28199"/>
  </office:meta>
</office:document-meta>
</file>